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officeooo:rsid="0004c48e" officeooo:paragraph-rsid="0004c48e"/>
    </style:style>
    <style:style style:name="P2" style:family="paragraph" style:parent-style-name="Standard" style:list-style-name="L1">
      <style:paragraph-properties fo:text-align="justify" style:justify-single-word="false"/>
      <style:text-properties officeooo:rsid="00069534" officeooo:paragraph-rsid="0006953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08070974796044575" text:style-name="L1">
        <text:list-item>
          <text:p text:style-name="P1">Install and set up computer environment with proper tools and software to start coding.</text:p>
        </text:list-item>
        <text:list-item>
          <text:p text:style-name="P1">Learn routine process of creating a new Rails application, add static pages, display links, and generate amigration for a new data base. Use ‘rake routes’ to find what routes to use for your URLs and learn to set the homepage URL.</text:p>
        </text:list-item>
        <text:list-item>
          <text:p text:style-name="P1">Use Bootstrap to add powerful design features to your app. Create a sleek navigation bar on top of your site and clean up the design of your forms, links, and buttons. Learn to use partials and embedded Ruby to simplify your code files for readability and organization.</text:p>
        </text:list-item>
        <text:list-item>
          <text:p text:style-name="P1">Learn to save code using Git then push your code files online to Github by creating a new repository for your application. Launch app live on web by hosting it free on Heroku.</text:p>
        </text:list-item>
        <text:list-item>
          <text:p text:style-name="P1">Add images on restaturant pages with the Carrierwave gem. Use the Fog gem to link Carrierwave with Amazon S3, an image hosting service so people can see your images live on the web. Protect your sensitive Amazon S3 account information with Figaro gem.</text:p>
        </text:list-item>
        <text:list-item>
          <text:p text:style-name="P2">Customize your homepage by adding a banner through Bootsrap’s jumbotron class. Use CSS to format the background color, font, and spacing in the navigation bar. Add a static image to the bottom of your homepage to improve overall design.</text:p>
        </text:list-item>
        <text:list-item>
          <text:p text:style-name="P2">Add users using the Devise gem to install multiple user accountes and customize the look and feel of the forms. Add conditional links for users who are signed in or signed out. Use Ruby and jQuery to formt Devise alerts and error messages when usees don’t fill in the form properly.</text:p>
        </text:list-item>
        <text:list-item>
          <text:p text:style-name="P2">Create new reviews database and link it to the users database by tracking the user ID that each review belongs to. Delete unnecessary default scaffold URLs and clean up the ripple effect in your code. Learn to use the Rails console to modify existing data in both localhost and Heroku.</text:p>
        </text:list-item>
        <text:list-item>
          <text:p text:style-name="P2">Link the Reviews database to the restaurants database by tracking the restaurant ID that each review belongs to. Nest the restaurant ID in the URL and use ‘rake routes’ to link it properly. Display all the reviews for each restaurant on its own page.</text:p>
        </text:list-item>
        <text:list-item>
          <text:p text:style-name="P2">Add star ratings. Use the iQuery Raty plug-in to add star ratings onto our restaurant’s site and new review page. Learn to calculate an average star rating, display the total number of reviews and display reviews in reverse chronological order.</text:p>
        </text:list-item>
        <text:list-item>
          <text:p text:style-name="P2">Set validations and permissions. Add a username and display user’s name and date for each review. Use regular expressions t verify if user-submitted data is in the appropriate format. Set different permissions for admin and regular users as well as signed-in and signed-out users.</text:p>
        </text:list-item>
        <text:list-item>
          <text:p text:style-name="P2">Use the Google Maps API to embed a dynamic map of each restaurant location. Give users the abulity to search through the restaurants with Searchkick g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22:18:32.807588942</meta:creation-date>
    <dc:date>2017-03-16T23:31:06.678556013</dc:date>
    <meta:editing-duration>PT16M10S</meta:editing-duration>
    <meta:editing-cycles>1</meta:editing-cycles>
    <meta:document-statistic meta:table-count="0" meta:image-count="0" meta:object-count="0" meta:page-count="1" meta:paragraph-count="12" meta:word-count="484" meta:character-count="2769" meta:non-whitespace-character-count="2309"/>
    <meta:generator>LibreOffice/5.1.6.2$Linux_X86_64 LibreOffice_project/10m0$Build-2</meta:generator>
  </office:meta>
</office:document-meta>
</file>